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="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="" draw:marker-start-width="0.356cm" draw:marker-end="Arrowheads_20_3" draw:marker-end-width="0.6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draw:marker-start="" draw:marker-start-width="0.356cm" draw:marker-end="Arrowheads_20_2" draw:marker-end-width="0.6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="" draw:marker-start-width="0.356cm" draw:marker-end="Arrowheads_20_1" draw:marker-end-width="0.6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draw:marker-start="" draw:marker-end="" draw:fill="none" fo:min-height="0.639cm"/>
    </style:style>
    <style:style style:name="gr10" style:family="graphic" style:parent-style-name="standard">
      <style:graphic-properties draw:stroke="none" draw:marker-start="" draw:marker-end="" draw:fill="none" fo:min-height="0.713cm"/>
    </style:style>
    <style:style style:name="gr11" style:family="graphic" style:parent-style-name="standard">
      <style:graphic-properties draw:stroke="none" draw:marker-start="" draw:marker-end="" draw:fill="none" fo:min-height="0.735cm"/>
    </style:style>
    <style:style style:name="gr12" style:family="graphic" style:parent-style-name="objectwithoutfill">
      <style:graphic-properties draw:stroke="dash" draw:stroke-dash="Fine_20_Dashed" svg:stroke-color="#000000" draw:marker-start="" draw:marker-end="" draw:fill="none" draw:textarea-vertical-align="middle"/>
    </style:style>
    <style:style style:name="gr13" style:family="graphic" style:parent-style-name="standard">
      <style:graphic-properties draw:stroke="dash" draw:stroke-dash="Fine_20_Dashed" svg:stroke-color="#000000" draw:marker-start="" draw:marker-end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1.254cm" svg:y="16.494cm">
          <text:p text:style-name="P1">toaster_s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69cm" svg:height="2.667cm" svg:x="4.937cm" svg:y="13.319cm">
          <text:p>set_entity_pose</text:p>
          <text:p>add_entity</text:p>
          <text:p text:style-name="P1">set_entity_keyboa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3.81cm" svg:x="12.303cm" svg:y="11.287cm">
          <text:p text:style-name="P1">toaster_simu/objectList</text:p>
          <text:p text:style-name="P1">toaster_simu/humanList</text:p>
          <text:p text:style-name="P1">toaster_simu/robot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1.524cm" svg:x="8.493cm" svg:y="7.223cm">
          <text:p text:style-name="P1">PD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18cm" svg:y1="17.51cm" svg:x2="8.239cm" svg:y2="15.986cm">
          <text:p/>
        </draw:line>
        <draw:line draw:style-name="gr5" draw:text-style-name="P1" draw:layer="layout" svg:x1="9.482cm" svg:y1="8.747cm" svg:x2="9.509cm" svg:y2="13.192cm">
          <text:p/>
        </draw:line>
        <draw:line draw:style-name="gr6" draw:text-style-name="P1" draw:layer="layout" svg:x1="5.191cm" svg:y1="19.288cm" svg:x2="15.859cm" svg:y2="19.288cm">
          <text:p/>
        </draw:line>
        <draw:line draw:style-name="gr7" draw:text-style-name="P1" draw:layer="layout" svg:x1="15.859cm" svg:y1="19.288cm" svg:x2="15.859cm" svg:y2="15.224cm">
          <text:p/>
        </draw:line>
        <draw:line draw:style-name="gr6" draw:text-style-name="P1" draw:layer="layout" svg:x1="15.478cm" svg:y1="11.287cm" svg:x2="15.478cm" svg:y2="10.144cm">
          <text:p/>
        </draw:line>
        <draw:line draw:style-name="gr6" draw:text-style-name="P1" draw:layer="layout" svg:x1="11.287cm" svg:y1="10.144cm" svg:x2="15.451cm" svg:y2="10.171cm">
          <text:p/>
        </draw:line>
        <draw:line draw:style-name="gr8" draw:text-style-name="P1" draw:layer="layout" svg:x1="11.287cm" svg:y1="10.144cm" svg:x2="11.287cm" svg:y2="8.62cm">
          <text:p/>
        </draw:line>
        <draw:frame draw:style-name="gr9" draw:text-style-name="P2" draw:layer="layout" svg:width="3.47cm" svg:height="0.962cm" svg:x="9.087cm" svg:y="18.145cm">
          <draw:text-box>
            <text:p><text:span text:style-name="T1">publishes</text:span></text:p>
          </draw:text-box>
        </draw:frame>
        <draw:frame draw:style-name="gr10" draw:text-style-name="P2" draw:layer="layout" svg:width="4.645cm" svg:height="0.963cm" svg:x="11.593cm" svg:y="8.5cm">
          <draw:text-box>
            <text:p><text:span text:style-name="T1">subscribes</text:span></text:p>
          </draw:text-box>
        </draw:frame>
        <draw:frame draw:style-name="gr11" draw:text-style-name="P2" draw:layer="layout" svg:width="3.47cm" svg:height="0.985cm" svg:x="6.293cm" svg:y="8.747cm">
          <draw:text-box>
            <text:p><text:span text:style-name="T1">requests</text:span></text:p>
          </draw:text-box>
        </draw:frame>
        <draw:line draw:style-name="gr12" draw:text-style-name="P1" draw:layer="layout" svg:x1="5.445cm" svg:y1="10.017cm" svg:x2="9.509cm" svg:y2="10.017cm">
          <text:p/>
        </draw:line>
        <draw:custom-shape draw:style-name="gr13" draw:text-style-name="P3" draw:layer="layout" svg:width="3.683cm" svg:height="3.937cm" svg:x="1.762cm" svg:y="7.223cm">
          <text:p text:style-name="P1"><text:span text:style-name="T2">When any agent </text:span></text:p>
          <text:p text:style-name="P1"><text:span text:style-name="T2">picks an object</text:span></text:p>
          <text:p text:style-name="P1"><text:span text:style-name="T2">Or if it modifies </text:span></text:p>
          <text:p text:style-name="P1"><text:span text:style-name="T2">object's posi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5.191cm" svg:y1="18.526cm" svg:x2="5.191cm" svg:y2="19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draw:marker draw:name="Arrowheads_20_2" draw:display-name="Arrowheads 2" svg:viewBox="0 0 3000 3000" svg:d="m1500 0 1500 3000h-3000zm0 447-1176 2353h2353z"/>
    <draw:marker draw:name="Arrowheads_20_3" draw:display-name="Arrowheads 3" svg:viewBox="0 0 3000 3000" svg:d="m1500 0 1500 3000h-3000zm0 447-1176 2353h2353z"/>
    <draw:marker draw:name="Triangle_20_unfilled" draw:display-name="Triangle unfilled" svg:viewBox="0 0 4176 5800" svg:d="m1500 0 1500 3000h-3000zm-1500 3447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1:30:39.265382851</meta:creation-date>
    <dc:date>2016-07-04T15:34:30</dc:date>
    <meta:editing-duration>PT3H18M21S</meta:editing-duration>
    <meta:editing-cycles>4</meta:editing-cycles>
    <meta:generator>LibreOffice/3.5$Linux_X86_64 LibreOffice_project/350m1$Build-2</meta:generator>
    <dc:creator>gmilliez </dc:creator>
    <meta:document-statistic meta:object-count="17"/>
  </office:meta>
</office:document-meta>
</file>